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491e89"/>
    </style:style>
    <style:style style:name="P23" style:family="paragraph" style:parent-style-name="Footnote">
      <style:text-properties style:font-name="Liberation Sans" officeooo:paragraph-rsid="10ad91e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e3fa52"/>
    </style:style>
    <style:style style:name="P46" style:family="paragraph" style:parent-style-name="Standard">
      <style:text-properties officeooo:paragraph-rsid="0d5d07c4"/>
    </style:style>
    <style:style style:name="P47" style:family="paragraph" style:parent-style-name="Standard">
      <style:text-properties officeooo:paragraph-rsid="0e8aa5aa"/>
    </style:style>
    <style:style style:name="P48" style:family="paragraph" style:parent-style-name="Standard">
      <style:text-properties officeooo:rsid="0e8aa5aa" officeooo:paragraph-rsid="0e8aa5aa"/>
    </style:style>
    <style:style style:name="P49" style:family="paragraph" style:parent-style-name="Standard">
      <style:text-properties officeooo:rsid="0e8aa5aa" officeooo:paragraph-rsid="0fb9804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1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2" style:family="paragraph" style:parent-style-name="Footnote">
      <style:text-properties officeooo:rsid="043ccc66" officeooo:paragraph-rsid="0e849f1d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f0649dd"/>
    </style:style>
    <style:style style:name="P55" style:family="paragraph" style:parent-style-name="Footnote">
      <style:text-properties officeooo:paragraph-rsid="0f140c00"/>
    </style:style>
    <style:style style:name="P56" style:family="paragraph" style:parent-style-name="Footnote">
      <style:text-properties officeooo:paragraph-rsid="0f12f362"/>
    </style:style>
    <style:style style:name="P57" style:family="paragraph" style:parent-style-name="Standard">
      <style:text-properties officeooo:paragraph-rsid="0f99f89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fc3b2a9"/>
    </style:style>
    <style:style style:name="P62" style:family="paragraph" style:parent-style-name="Standard">
      <style:paragraph-properties fo:text-align="center" style:justify-single-word="false"/>
      <style:text-properties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paragraph-rsid="0d8c21b9"/>
    </style:style>
    <style:style style:name="P64" style:family="paragraph" style:parent-style-name="Standard">
      <style:paragraph-properties fo:text-align="center" style:justify-single-word="false"/>
      <style:text-properties officeooo:paragraph-rsid="0fd58c4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text-properties officeooo:paragraph-rsid="0fad1a3f"/>
    </style:style>
    <style:style style:name="P69" style:family="paragraph" style:parent-style-name="Standard">
      <style:text-properties officeooo:paragraph-rsid="0e0463fc"/>
    </style:style>
    <style:style style:name="P70" style:family="paragraph" style:parent-style-name="Standard">
      <style:text-properties officeooo:paragraph-rsid="101fb94a"/>
    </style:style>
    <style:style style:name="P71" style:family="paragraph" style:parent-style-name="Standard">
      <style:text-properties officeooo:paragraph-rsid="10245b8e"/>
    </style:style>
    <style:style style:name="P72" style:family="paragraph" style:parent-style-name="Standard">
      <style:text-properties officeooo:paragraph-rsid="10259f28"/>
    </style:style>
    <style:style style:name="P73" style:family="paragraph" style:parent-style-name="Standard">
      <style:text-properties officeooo:paragraph-rsid="10279665"/>
    </style:style>
    <style:style style:name="P74" style:family="paragraph" style:parent-style-name="Standard">
      <style:text-properties officeooo:rsid="104324ed" officeooo:paragraph-rsid="102a6057"/>
    </style:style>
    <style:style style:name="P75" style:family="paragraph" style:parent-style-name="Standard">
      <style:text-properties officeooo:paragraph-rsid="103f66d8"/>
    </style:style>
    <style:style style:name="P76" style:family="paragraph" style:parent-style-name="Standard">
      <style:text-properties officeooo:paragraph-rsid="103fdc47"/>
    </style:style>
    <style:style style:name="P77" style:family="paragraph" style:parent-style-name="Standard">
      <style:text-properties officeooo:paragraph-rsid="104f81b5"/>
    </style:style>
    <style:style style:name="P78" style:family="paragraph" style:parent-style-name="Standard">
      <style:text-properties officeooo:rsid="101e3872" officeooo:paragraph-rsid="10505b46"/>
    </style:style>
    <style:style style:name="P79" style:family="paragraph" style:parent-style-name="Standard">
      <style:text-properties officeooo:paragraph-rsid="1057599b"/>
    </style:style>
    <style:style style:name="P80" style:family="paragraph" style:parent-style-name="Standard">
      <style:text-properties officeooo:paragraph-rsid="10589da9"/>
    </style:style>
    <style:style style:name="P81" style:family="paragraph" style:parent-style-name="Standard">
      <style:text-properties officeooo:paragraph-rsid="105ee122"/>
    </style:style>
    <style:style style:name="P82" style:family="paragraph" style:parent-style-name="Standard">
      <style:text-properties officeooo:paragraph-rsid="107a7646"/>
    </style:style>
    <style:style style:name="P83" style:family="paragraph" style:parent-style-name="Footnote">
      <style:text-properties officeooo:paragraph-rsid="107b5934"/>
    </style:style>
    <style:style style:name="P84" style:family="paragraph" style:parent-style-name="Footnote">
      <style:text-properties officeooo:paragraph-rsid="108b0ed7"/>
    </style:style>
    <style:style style:name="P85" style:family="paragraph" style:parent-style-name="Standard">
      <style:text-properties officeooo:paragraph-rsid="108d6c50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8" style:family="paragraph" style:parent-style-name="Standard">
      <style:text-properties officeooo:paragraph-rsid="10925ad5"/>
    </style:style>
    <style:style style:name="P89" style:family="paragraph" style:parent-style-name="Standard">
      <style:text-properties officeooo:paragraph-rsid="0ff4e587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9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style:font-size-asian="12pt" style:font-size-complex="12pt"/>
    </style:style>
    <style:style style:name="T19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9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5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style:use-window-font-color="true" loext:opacity="0%" style:font-name="Liberation Sans" officeooo:rsid="047da547"/>
    </style:style>
    <style:style style:name="T19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style:font-size-asian="12pt" style:font-size-complex="12pt"/>
    </style:style>
    <style:style style:name="T231" style:family="text">
      <style:text-properties style:use-window-font-color="true" loext:opacity="0%" style:font-name="Liberation Sans" officeooo:rsid="0efd8e5c"/>
    </style:style>
    <style:style style:name="T23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officeooo:rsid="04473353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font-size="10pt" officeooo:rsid="04473353" style:font-size-asian="10pt" style:font-size-complex="10pt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2" style:family="text">
      <style:text-properties officeooo:rsid="0f0ca65a"/>
    </style:style>
    <style:style style:name="T243" style:family="text">
      <style:text-properties officeooo:rsid="0aace3cd"/>
    </style:style>
    <style:style style:name="T244" style:family="text">
      <style:text-properties officeooo:rsid="0f95a7a0"/>
    </style:style>
    <style:style style:name="T245" style:family="text">
      <style:text-properties officeooo:rsid="0f8f58bd"/>
    </style:style>
    <style:style style:name="T246" style:family="text">
      <style:text-properties style:font-name="Ubuntu1" fo:font-size="10pt" officeooo:rsid="04473353" style:font-size-asian="10pt" style:font-size-complex="10pt"/>
    </style:style>
    <style:style style:name="T247" style:family="text">
      <style:text-properties style:text-underline-style="none"/>
    </style:style>
    <style:style style:name="T248" style:family="text">
      <style:text-properties officeooo:rsid="108e61e7"/>
    </style:style>
    <style:style style:name="T249" style:family="text">
      <style:text-properties style:text-underline-style="solid" style:text-underline-width="auto" style:text-underline-color="font-color"/>
    </style:style>
    <style:style style:name="T250" style:family="text">
      <style:text-properties style:text-underline-style="solid" style:text-underline-width="auto" style:text-underline-color="font-color" officeooo:rsid="0feb9a57"/>
    </style:style>
    <style:style style:name="T251" style:family="text">
      <style:text-properties officeooo:rsid="0ffa97b0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6"><text:note text:id="ftn1" text:note-class="footnote"><text:note-citation>1</text:note-citation><text:note-body><text:p text:style-name="P23"><text:span text:style-name="T258">D</text:span><text:span text:style-name="T259">eze </text:span><text:span text:style-name="Strong_20_Emphasis"><text:span text:style-name="T268"><text:user-field-get text:name="Distro">Debian</text:user-field-get></text:span></text:span><text:span text:style-name="T260"><text:s/></text:span><text:span text:style-name="T267"><text:user-field-get text:name="Version">12</text:user-field-get></text:span><text:span text:style-name="T267"><text:s/></text:span><text:span text:style-name="Strong_20_Emphasis"><text:span text:style-name="T269"><text:user-field-get text:name="Edition">Server</text:user-field-get></text:span></text:span><text:span text:style-name="T259"><text:s/>(codenaam </text:span><text:span text:style-name="T261">bookworm</text:span><text:span text:style-name="T259">) van </text:span><text:span text:style-name="T262">juni</text:span><text:span text:style-name="T263"> </text:span><text:span text:style-name="Strong_20_Emphasis"><text:span text:style-name="T270"><text:user-field-get text:name="Releaseyear">2023</text:user-field-get></text:span></text:span><text:span text:style-name="T264"><text:s/></text:span><text:span text:style-name="T258">is een zogenaamde </text:span><text:span text:style-name="T259">LTS-</text:span><text:span text:style-name="T258">versie</text:span><text:span text:style-name="T259"> </text:span><text:span text:style-name="T258">(</text:span><text:span text:style-name="T259">staat voor Long-Term Support, </text:span><text:span text:style-name="T265">langetermijnondersteuning</text:span><text:span text:style-name="T258">)</text:span><text:span text:style-name="T265"> </text:span><text:span text:style-name="T266">en</text:span><text:span text:style-name="T264"> </text:span><text:span text:style-name="T259">wordt gedurende 5 jaar ondersteund tot </text:span><text:span text:style-name="T262">juni</text:span><text:span text:style-name="T259"> 202</text:span><text:span text:style-name="T262">8</text:span><text:span text:style-name="T259">.</text:span></text:p></text:note-body></text:note></text:span><text:span text:style-name="T157"><text:s/></text:span><text:span text:style-name="T157"><text:user-field-get text:name="Edition">Server</text:user-field-get></text:span><text:span text:style-name="T195">.</text:span></text:p>
      <text:p text:style-name="P35"/>
      <text:p text:style-name="P35">Dit is een invulbare PDF, afdrukken is niet noodzakelijk.</text:p>
      <text:p text:style-name="P36"/>
      <text:p text:style-name="P34"><text:span text:style-name="T15">Vul </text:span><text:span text:style-name="T16">achter</text:span><text:span text:style-name="T13"> de </text:span><text:span text:style-name="Definition"><text:span text:style-name="T242">ONDERSTREEPTE</text:span></text:span><text:span text:style-name="T1"> </text:span><text:span text:style-name="T14">woorden</text:span><text:span text:style-name="T13"> het</text:span><text:span text:style-name="Strong_20_Emphasis"><text:span text:style-name="T241"> </text:span></text:span><text:span text:style-name="Strong_20_Emphasis"><text:span text:style-name="T240">tekstvak</text:span></text:span><text:span text:style-name="T14"> </text:span><text:span text:style-name="T15">in,</text:span><text:span text:style-name="T14"> </text:span><text:span text:style-name="T196">zie </text:span><text:span text:style-name="T231">[</text:span><text:span text:style-name="T196">toelichting</text:span><text:span text:style-name="T231">]</text:span><text:span text:style-name="T14">:</text:span></text:p>
      <text:p text:style-name="P26"><text:span text:style-name="Definition"><text:span text:style-name="T18">GEBRUIKER</text:span></text:span><text:span text:style-name="T204"><text:tab/><text:tab/></text:span><text:span text:style-name="T230"> <text:tab/><text:tab/></text:span><text:span text:style-name="T205"><draw:control text:anchor-type="as-char" svg:y="-0.4cm" draw:z-index="18" draw:name="Gebruiker 3" draw:style-name="gr2" draw:text-style-name="P98" svg:width="6.4cm" svg:height="0.6cm" draw:control="control17"><svg:title>Gebruiker</svg:title><svg:desc>Volledige naam, bijv. Jan Stek</svg:desc></draw:control></text:span><text:span text:style-name="T205"><text:tab/> <text:s text:c="2"/></text:span><text:span text:style-name="T206">[</text:span><text:span text:style-name="T207">V</text:span><text:span text:style-name="T199">olledige naam, bijv. </text:span><text:span text:style-name="T201">J</text:span><text:span text:style-name="T228">a</text:span><text:span text:style-name="T201">n </text:span><text:span text:style-name="T228">Jansen</text:span><text:span text:style-name="T229">]</text:span></text:p>
      <text:p text:style-name="P85"><text:span text:style-name="Definition"><text:span text:style-name="T198">g</text:span></text:span><text:span text:style-name="Definition">ebruikersnaam</text:span><text:span text:style-name="Definition"><text:span text:style-name="T247"><text:tab/></text:span></text:span><text:span text:style-name="T197"><draw:control text:anchor-type="as-char" svg:y="-0.4cm" draw:z-index="19" draw:name="Gberuikersnaam 3" draw:style-name="gr2" draw:text-style-name="P98" svg:width="6.4cm" svg:height="0.6cm" draw:control="control18"><svg:title>Gebruikersnaam</svg:title><svg:desc>Korte naam, bijv. jan</svg:desc></draw:control></text:span><text:span text:style-name="T197"><text:tab/> <text:s text:c="2"/></text:span><text:span text:style-name="T5">[</text:span><text:span text:style-name="T6">K</text:span><text:span text:style-name="T4">orte naam, bijv. </text:span><text:span text:style-name="T179">j</text:span><text:span text:style-name="T180">a</text:span><text:span text:style-name="T179">n</text:span><text:span text:style-name="T181">]</text:span></text:p>
      <text:p text:style-name="P26"><text:span text:style-name="Definition"><text:span text:style-name="T248">server</text:span></text:span><text:span text:style-name="Definition">NAAM</text:span><text:span text:style-name="T208"><text:tab/><text:tab/><text:tab/></text:span><draw:control text:anchor-type="as-char" svg:y="-0.4cm" draw:z-index="20" draw:name="Computernaam 2" draw:style-name="gr2" draw:text-style-name="P98" svg:width="6.4cm" svg:height="0.6cm" draw:control="control19"><svg:title>Computernaam</svg:title><svg:desc>Unieke naam van de computer</svg:desc></draw:control><text:tab/> <text:s text:c="2"/><text:span text:style-name="T211">[</text:span><text:span text:style-name="T212">N</text:span><text:span text:style-name="T209">aam van de </text:span><text:span text:style-name="T215">serv</text:span><text:span text:style-name="T209">e</text:span><text:span text:style-name="T210">r, </text:span><text:span text:style-name="T213">bijv. </text:span><text:span text:style-name="T215">sv</text:span><text:span text:style-name="T214">02</text:span><text:span text:style-name="T211">]</text:span></text:p>
      <text:p text:style-name="P26"><text:span text:style-name="Definition"><text:span text:style-name="T217">GEBRUIKER</text:span></text:span><text:span text:style-name="Definition"><text:span text:style-name="T227"><text:tab/></text:span></text:span><text:span text:style-name="T216"><text:tab/></text:span><text:span text:style-name="T230"> <text:tab/><text:tab/></text:span><text:span text:style-name="T205"><draw:control text:anchor-type="as-char" svg:y="-0.4cm" draw:z-index="21" draw:name="Gebruiker 4" draw:style-name="gr2" draw:text-style-name="P98" svg:width="6.4cm" svg:height="0.6cm" draw:control="control20"><svg:title>Gebruiker</svg:title><svg:desc>Volledige naam, bijv. Jan Stek</svg:desc></draw:control></text:span><text:span text:style-name="T205"><text:tab/> <text:s text:c="2"/></text:span><text:span text:style-name="T206">[</text:span><text:span text:style-name="T207">V</text:span><text:span text:style-name="T199">olledige naam </text:span><text:span text:style-name="T202">evt. 2</text:span><text:span text:style-name="T232">e</text:span><text:span text:style-name="T200"> gebruiker</text:span><text:span text:style-name="T203">]</text:span></text:p>
      <text:p text:style-name="P85"><text:span text:style-name="Definition"><text:span text:style-name="T217">GEBRUIKERSN</text:span></text:span><text:span text:style-name="Definition"><text:span text:style-name="T218">aa</text:span></text:span><text:span text:style-name="Definition"><text:span text:style-name="T217">M</text:span></text:span><text:span text:style-name="Definition"><text:span text:style-name="T227"><text:tab/></text:span></text:span><text:span text:style-name="T197"><draw:control text:anchor-type="as-char" svg:y="-0.4cm" draw:z-index="22" draw:name="Gberuikersnaam 4" draw:style-name="gr2" draw:text-style-name="P98" svg:width="6.4cm" svg:height="0.6cm" draw:control="control21"><svg:title>Gebruikersnaam</svg:title><svg:desc>Korte naam, bijv. jan</svg:desc></draw:control></text:span><text:span text:style-name="T197"><text:tab/> <text:s text:c="2"/></text:span><text:span text:style-name="T220">[</text:span><text:span text:style-name="T221">K</text:span><text:span text:style-name="T219">orte naam</text:span><text:span text:style-name="T222"> </text:span><text:span text:style-name="T223">e</text:span><text:span text:style-name="T224">vt. 2</text:span><text:span text:style-name="T233">e</text:span><text:span text:style-name="T224"> </text:span><text:span text:style-name="T225">gebruiker</text:span><text:span text:style-name="T226">]</text:span></text:p>
      <text:p text:style-name="P25"><text:span text:style-name="T161">Vervang </text:span><text:span text:style-name="T164">de</text:span><text:span text:style-name="T161"> </text:span><text:span text:style-name="Definition"><text:span text:style-name="T19">ONDERSTREEPTE</text:span></text:span><text:span text:style-name="T161"> </text:span><text:span text:style-name="T162">woorden </text:span><text:span text:style-name="T161">in deze checklist door </text:span><text:span text:style-name="T164">d</text:span><text:span text:style-name="T166">i</text:span><text:span text:style-name="T164">e </text:span><text:span text:style-name="T165">in </text:span><text:span text:style-name="T166">het</text:span><text:span text:style-name="Strong_20_Emphasis"><text:span text:style-name="T45"> </text:span></text:span><text:span text:style-name="Strong_20_Emphasis"><text:span text:style-name="T58">tekstvak</text:span></text:span><text:span text:style-name="T161">.</text:span></text:p>
      <text:p text:style-name="P28"/>
      <text:p text:style-name="P28"/>
      <text:p text:style-name="P27"><text:span text:style-name="T177">Nog niet op Linux?</text:span><text:span text:style-name="T168"><text:tab/></text:span><text:span text:style-name="T171"><text:tab/></text:span><text:span text:style-name="T172">G</text:span><text:span text:style-name="T169">ebruik </text:span><text:span text:style-name="Strong_20_Emphasis"><text:span text:style-name="T182">Checklist </text:span></text:span><text:span text:style-name="Strong_20_Emphasis"><text:span text:style-name="T183">overzetten</text:span></text:span><text:span text:style-name="T169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0"> onder </text:span><text:span text:style-name="T178">Linux</text:span><text:span text:style-name="T163">.</text:span></text:p>
      <text:p text:style-name="P27"><text:span text:style-name="T175">Nieuwe installatie?</text:span><text:span text:style-name="T163"><text:tab/></text:span><text:span text:style-name="T171"></text:span><text:span text:style-name="T173"><text:tab/></text:span><text:span text:style-name="T172">B</text:span><text:span text:style-name="T163">egin bij hoofdstuk </text:span><text:span text:style-name="T175"><text:bookmark-ref text:reference-format="page" text:ref-name="__RefNumPara__4009_1271708128">2</text:bookmark-ref></text:span><text:span text:style-name="T175"><text:s text:c="2"/></text:span><text:span text:style-name="T176"><text:bookmark-ref text:reference-format="text" text:ref-name="__RefNumPara__4009_1271708128">Installatie uitvoeren</text:bookmark-ref></text:span><text:span text:style-name="T167">.</text:span></text:p>
      <text:p text:style-name="P24"><text:span text:style-name="Strong_20_Emphasis"><text:span text:style-name="T174"/></text:span></text:p>
      <text:p text:style-name="P24"><text:span text:style-name="Strong_20_Emphasis"><text:span text:style-name="T174"/></text:span></text:p>
      <text:list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13" draw:name="Vorm 2" draw:style-name="gr1" draw:text-style-name="P97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36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8" draw:name="Vorm4" draw:style-name="gr1" draw:text-style-name="P9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6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3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69"><draw:control text:anchor-type="as-char" draw:z-index="14" draw:name="Vorm 6" draw:style-name="gr1" draw:text-style-name="P97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6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79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9"><draw:control text:anchor-type="as-char" draw:z-index="4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90">Start de computer op vanaf</text:span><text:span text:style-name="T190"><text:note text:id="ftn4" text:note-class="footnote"><text:note-citation>1</text:note-citation><text:note-body><text:p text:style-name="P84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90"> </text:span><text:span text:style-name="T191">een </text:span><text:span text:style-name="T186"><text:user-field-get text:name="Distro">Debian</text:user-field-get></text:span><text:span text:style-name="T187"><text:s/></text:span><text:span text:style-name="T187"><text:user-field-get text:name="Version">12</text:user-field-get></text:span><text:span text:style-name="Strong_20_Emphasis"><text:span text:style-name="T185"><text:s/></text:span></text:span><text:span text:style-name="Strong_20_Emphasis"><text:span text:style-name="T188"><text:user-field-get text:name="Edition">Server</text:user-field-get></text:span></text:span><text:span text:style-name="Strong_20_Emphasis"><text:span text:style-name="T188"><text:s/></text:span></text:span><text:span text:style-name="Strong_20_Emphasis"><text:span text:style-name="T189">Live</text:span></text:span><text:span text:style-name="T95"><text:note text:id="ftn5" text:note-class="footnote"><text:note-citation>2</text:note-citation><text:note-body><text:p text:style-name="P22"><text:span text:style-name="T234">Vanaf een </text:span><text:span text:style-name="T244">L</text:span><text:span text:style-name="T234">ive </text:span><text:span text:style-name="T245">USB</text:span><text:span text:style-name="T243">-stick</text:span><text:span text:style-name="T246"> </text:span><text:span text:style-name="T234">kunt u opstarten en </text:span><text:span text:style-name="T237">met </text:span><text:span text:style-name="Strong_20_Emphasis"><text:span text:style-name="T192"><text:user-field-get text:name="Distro">Debian</text:user-field-get></text:span></text:span><text:span text:style-name="Strong_20_Emphasis"><text:span text:style-name="T192"><text:s/></text:span></text:span><text:span text:style-name="T234">werken zonder enige bestanden op de harde schijf te wijzigen en maakt ook installatie van </text:span><text:span text:style-name="Strong_20_Emphasis"><text:span text:style-name="T192"><text:user-field-get text:name="Distro">Debian</text:user-field-get></text:span></text:span><text:span text:style-name="Strong_20_Emphasis"><text:span text:style-name="T192"><text:s/></text:span></text:span><text:span text:style-name="T234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3"><text:span text:style-name="Strong_20_Emphasis"><text:span text:style-name="T115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38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8">Other downloads</text:span></text:span><text:span text:style-name="Strong_20_Emphasis"><text:span text:style-name="T113"> (onder Download) &gt; </text:span></text:span><text:span text:style-name="Strong_20_Emphasis"><text:span text:style-name="T118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6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Strong_20_Emphasis"><text:span text:style-name="T112">, onder </text:span></text:span><text:span text:style-name="Strong_20_Emphasis"><text:span text:style-name="T116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40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4" office:value-type="string">
            <text:p text:style-name="P39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5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12" draw:name="Vorm13_ 1" draw:style-name="gr1" draw:text-style-name="P97" svg:width="0.35cm" svg:height="0.35cm" draw:control="control11"/></text:p>
          </table:table-cell>
          <table:table-cell table:style-name="_32_._5f_Installatie_5f_uitvoeren.C6" office:value-type="string">
            <text:p text:style-name="P69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7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69"><draw:control text:anchor-type="as-char" draw:z-index="5" draw:name="Vorm13" draw:style-name="gr1" draw:text-style-name="P97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8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1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68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17" draw:name="Vorm 1" draw:style-name="gr1" draw:text-style-name="P97" svg:width="0.35cm" svg:height="0.35cm" draw:control="control16"/></text:p>
          </table:table-cell>
          <table:table-cell table:style-name="_32_._5f_Installatie_5f_uitvoeren.C9" office:value-type="string">
            <text:p text:style-name="P78"><text:span text:style-name="Strong_20_Emphasis"><text:span text:style-name="T75">Bij</text:span></text:span> <text:span text:style-name="T235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74"><text:span text:style-name="T193">Stel geen </text:span><text:span text:style-name="T194">Root</text:span><text:span text:style-name="T193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4" office:value-type="string">
            <text:p text:style-name="P73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72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1"><text:span text:style-name="Strong_20_Emphasis"><text:span text:style-name="T76"/></text:span></text:p>
      <text:list text:continue-numbering="true" text:style-name="L1">
        <text:list-item>
          <text:p text:style-name="P94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2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9"><draw:control text:anchor-type="as-char" draw:z-index="6" draw:name="Vorm22" draw:style-name="gr1" draw:text-style-name="P9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7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7">sudo useradd --create-home -- comm<text:span text:style-name="T251">e</text:span>n<text:span text:style-name="T251">t</text:span> <text:span text:style-name="T158">'</text:span><text:span text:style-name="T159">gebruiker</text:span><text:span text:style-name="T158">' [--groups adm,sudo] </text:span><text:span text:style-name="T159">gebruiker</text:span><text:span text:style-name="T160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passwd <text:span text:style-name="T249">gebruiker</text:span><text:span text:style-name="T250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69"><draw:control text:anchor-type="as-char" draw:z-index="9" draw:name="Vorm4_1" draw:style-name="gr1" draw:text-style-name="P97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8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1"/></text:span></text:p>
          </table:table-cell>
          <table:table-cell table:style-name="_33_._5f_Installatie_5f_afronden.C8" office:value-type="string">
            <text:p text:style-name="P81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82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47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9"><draw:control text:anchor-type="as-char" draw:z-index="7" draw:name="Vorm33" draw:style-name="gr1" draw:text-style-name="P97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45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76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41"/></text:span></text:p>
          </table:table-cell>
          <table:table-cell table:style-name="_33_._5f_Installatie_5f_afronden.C14" office:value-type="string">
            <text:p text:style-name="P7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5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2"><text:span text:style-name="Strong_20_Emphasis"><text:span text:style-name="T38"><text:tab/></text:span></text:span></text:p>
      <text:p text:style-name="P43"><text:span text:style-name="Strong_20_Emphasis"><text:span text:style-name="T49"><text:tab/></text:span></text:span></text:p>
      <text:list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0" draw:name="Vorm36_0" draw:style-name="gr1" draw:text-style-name="P97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5" draw:name="Vorm36_ 1" draw:style-name="gr1" draw:text-style-name="P97" svg:width="0.35cm" svg:height="0.35cm" draw:control="control14"/></text:span></text:span></text:p>
          </table:table-cell>
          <table:table-cell table:style-name="Tabel2.D1" office:value-type="string">
            <text:p text:style-name="P38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2"><text:span text:style-name="User_20_Entry"><text:span text:style-name="T100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36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69"><draw:control text:anchor-type="as-char" draw:z-index="11" draw:name="Vorm36_2" draw:style-name="gr1" draw:text-style-name="P97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69"><draw:control text:anchor-type="as-char" draw:z-index="16" draw:name="Vorm36_ 2" draw:style-name="gr1" draw:text-style-name="P97" svg:width="0.35cm" svg:height="0.35cm" draw:control="control15"/></text:span></text:span></text:p>
          </table:table-cell>
          <table:table-cell table:style-name="Tabel2.D3" office:value-type="string">
            <text:p text:style-name="P37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3" office:value-type="string">
            <text:p text:style-name="P76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0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0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7"><text:span text:style-name="T90">E</text:span><text:span text:style-name="T91">inde c</text:span><text:span text:style-name="T92">hecklist, </text:span><text:span text:style-name="T93">d</text:span><text:span text:style-name="T92">e</text:span><text:span text:style-name="T184"> installatie van </text:span><text:span text:style-name="T184"><text:user-field-get text:name="Distro">Debian</text:user-field-get></text:span><text:span text:style-name="T187"><text:s/></text:span><text:span text:style-name="T187"><text:user-field-get text:name="Version">12</text:user-field-get></text:span><text:span text:style-name="Strong_20_Emphasis"><text:span text:style-name="T185"><text:s/></text:span></text:span><text:span text:style-name="Strong_20_Emphasis"><text:span text:style-name="T188"><text:user-field-get text:name="Edition">Server</text:user-field-get></text:span></text:span><text:span text:style-name="Strong_20_Emphasis"><text:span text:style-name="T188"><text:s/></text:span></text:span><text:span text:style-name="T184">is voltooid.</text:span></text:p>
      <text:p text:style-name="P33"/>
      <text:list text:style-name="L2">
        <text:list-header>
          <text:p text:style-name="P95"><text:span text:style-name="Emphasis"><text:span text:style-name="T25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55">.</text:span></text:span></text:p>
          <text:p text:style-name="P96"><text:span text:style-name="Emphasis"><text:span text:style-name="T255">C</text:span></text:span><text:span text:style-name="Emphasis"><text:span text:style-name="T256">C0</text:span></text:span><text:span text:style-name="Emphasis"><text:span text:style-name="T255"> 1.0 </text:span></text:span><text:span text:style-name="Emphasis"><text:span text:style-name="T257">Universeel</text:span></text:span><text:span text:style-name="Emphasis"><text:span text:style-name="T255"> </text:span></text:span><text:span text:style-name="Emphasis"><text:span text:style-name="T25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2"><text:s/></text:span></text:span><text:span text:style-name="Emphasis"><text:span text:style-name="T25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03T09:26:05.089783980">03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3T09:26:04.937077343</dc:date>
    <meta:keyword>Installatie</meta:keyword>
    <meta:keyword>Checklist</meta:keyword>
    <meta:keyword>Linux</meta:keyword>
    <meta:editing-cycles>6982</meta:editing-cycles>
    <meta:editing-duration>P12DT11H7M43S</meta:editing-duration>
    <meta:print-date>2021-03-23T20:07:57.967210640</meta:print-date>
    <dc:creator>Karel Zimmer</dc:creator>
    <meta:document-statistic meta:table-count="4" meta:image-count="2" meta:object-count="0" meta:page-count="4" meta:paragraph-count="87" meta:word-count="481" meta:character-count="3387" meta:non-whitespace-character-count="2935"/>
    <meta:user-defined meta:name="Info 1"/>
    <meta:user-defined meta:name="Info 2"/>
    <meta:user-defined meta:name="Info 3"/>
    <meta:user-defined meta:name="Info 4"/>
  </office:meta>
</office:document-meta>
</file>